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1403ECF85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outline1">
      <style:graphic-properties fo:min-height="11.92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draw:fill="bitmap" draw:fill-image-name="Bitmape_20_1" fo:min-height="11.929cm"/>
    </style:style>
    <style:style style:name="pr5" style:family="presentation" style:parent-style-name="標準-outline1">
      <style:graphic-properties fo:min-height="11.93cm"/>
    </style:style>
    <style:style style:name="P1" style:family="paragraph">
      <style:text-properties style:font-size-asian="20pt"/>
    </style:style>
    <style:style style:name="T1" style:family="text">
      <style:text-properties style:use-window-font-color="true" style:text-outline="false" style:text-line-through-style="none" fo:font-family="'ヒラギノ明朝 ProN W3'" style:font-pitch="variable" fo:font-size="28pt" fo:font-style="normal" fo:text-shadow="none" style:text-underline-style="none" fo:font-weight="normal" style:letter-kerning="true" style:font-family-asian="'ヒラギノ明朝 ProN W3'" style:font-pitch-asian="variable" style:font-size-asian="28pt" style:font-style-asian="normal" style:font-weight-asian="normal" style:font-family-complex="'ヒラギノ明朝 ProN W3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Arial" style:font-family-generic-asian="roman" style:font-pitch-asian="variable" style:font-size-asian="28pt" style:font-style-asian="normal" style:font-weight-asian="normal" style:font-family-complex="Arial" style:font-family-generic-complex="roman" style:font-pitch-complex="variable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周期表-原子の構造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原子核</text:p>
                <text:list>
                  <text:list-item>
                    <text:p>陽子</text:p>
                  </text:list-item>
                  <text:list-item>
                    <text:p>中性子</text:p>
                  </text:list-item>
                </text:list>
              </text:list-item>
              <text:list-item>
                <text:p>電子</text:p>
                <text:list>
                  <text:list-item>
                    <text:p>電子軌道</text:p>
                  </text:list-item>
                  <text:list-item>
                    <text:p>電子殻</text:p>
                  </text:list-item>
                </text:list>
              </text:list-item>
            </text:list>
            <text:p/>
            <text:p>周期表では、電子軌道と電子殻の考えが重要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周期表-電子殻、電子軌道</text:p>
          </draw:text-box>
        </draw:frame>
        <draw:frame presentation:style-name="pr2" draw:layer="layout" svg:width="25.199cm" svg:height="15.8cm" svg:x="1.4cm" svg:y="4cm" presentation:class="outline" presentation:user-transformed="true">
          <draw:text-box>
            <text:list text:style-name="L2">
              <text:list-item>
                <text:p>電子軌道</text:p>
                <text:list>
                  <text:list-item>
                    <text:p>s : 1次元 - 電子を2個収容できる</text:p>
                  </text:list-item>
                  <text:list-item>
                    <text:p>p : 3次元 - <text:span text:style-name="T1">電子を</text:span><text:span text:style-name="T2">6</text:span><text:span text:style-name="T1">個</text:span><text:span text:style-name="T1">~</text:span></text:p>
                  </text:list-item>
                  <text:list-item>
                    <text:p>d : 5次元 - <text:span text:style-name="T1">電子を</text:span><text:span text:style-name="T2">10</text:span><text:span text:style-name="T1">個</text:span><text:span text:style-name="T1">~</text:span></text:p>
                  </text:list-item>
                  <text:list-item>
                    <text:p>f : 7次元 - <text:span text:style-name="T1">電子を</text:span><text:span text:style-name="T2">14</text:span><text:span text:style-name="T1">個</text:span><text:span text:style-name="T1">~</text:span></text:p>
                  </text:list-item>
                </text:list>
              </text:list-item>
              <text:list-item>
                <text:p>電子殻</text:p>
                <text:list>
                  <text:list-item>
                    <text:p>K殻 : s軌道を有する - 電子を2個収容できる</text:p>
                  </text:list-item>
                  <text:list-item>
                    <text:p>L殻 : s,p軌道を有する - 電子を8個収容できる</text:p>
                  </text:list-item>
                  <text:list-item>
                    <text:p>M殻 : s,p,d軌道を有する - 電子を18個収容できる</text:p>
                  </text:list-item>
                  <text:list-item>
                    <text:p>N殻 : s,p,d,f軌道を有する - 電子を32個収容できる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周期表 - 軌道の名付け方</text:p>
          </draw:text-box>
        </draw:frame>
        <draw:frame presentation:style-name="pr2" draw:layer="layout" svg:width="25.199cm" svg:height="14.2cm" svg:x="1.4cm" svg:y="5.6cm" presentation:class="outline" presentation:user-transformed="true">
          <draw:text-box>
            <text:list text:style-name="L2">
              <text:list-item>
                <text:p>&lt;殻番号&gt;&lt;軌道名&gt;で名付ける</text:p>
              </text:list-item>
              <text:list-item>
                <text:p>殻番号</text:p>
                <text:list>
                  <text:list-item>
                    <text:p>K -&gt; 1</text:p>
                  </text:list-item>
                  <text:list-item>
                    <text:p>L -&gt; 2</text:p>
                  </text:list-item>
                  <text:list-item>
                    <text:p>M -&gt; 3</text:p>
                  </text:list-item>
                  <text:list-item>
                    <text:p>N -&gt; 4</text:p>
                  </text:list-item>
                </text:list>
              </text:list-item>
              <text:list-item>
                <text:p>例:</text:p>
                <text:p>L殻、p軌道 -&gt; 2p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周期表 - 周期律</text:p>
          </draw:text-box>
        </draw:frame>
        <draw:frame presentation:style-name="pr2" draw:layer="layout" svg:width="25.199cm" svg:height="16.057cm" svg:x="1.4cm" svg:y="4.343cm" presentation:class="outline" presentation:user-transformed="true">
          <draw:text-box>
            <text:p>周期律 : 元素を原子番号順に配列すると元素の物理的、化学的性質が一定の周期性で変化すること。電子がどのような軌道を構成するかで性質が決まる。</text:p>
            <text:list text:style-name="L2">
              <text:list-item>
                <text:p>電子は、エネルギーの低い軌道から埋まっていく</text:p>
              </text:list-item>
              <text:list-item>
                <text:p>s -&gt; p -&gt; d -&gt; f の順</text:p>
              </text:list-item>
              <text:list-item>
                <text:p>K -&gt; L -&gt; M -&gt; N の順</text:p>
              </text:list-item>
              <text:list-item>
                <text:p>ただし、入れ替わる部分がある -&gt;</text:p>
                <text:p>1s | 2s 2p | 3s 3p | 4s 3d 4p | 5s 4d 5p | 6s 4f 5d 6p | 7s 5f 6d 7p | …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周期表 - 周期律</text:p>
          </draw:text-box>
        </draw:frame>
        <draw:frame presentation:style-name="pr4" draw:layer="layout" svg:width="16.2cm" svg:height="10.8cm" svg:x="6.4cm" svg:y="5.8cm" presentation:class="outline" presentation:user-transformed="true">
          <draw:text-box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ところで</text:p>
          </draw:text-box>
        </draw:frame>
        <draw:frame presentation:style-name="pr5" draw:layer="layout" svg:width="25.199cm" svg:height="12.18cm" svg:x="1.4cm" svg:y="4.914cm" presentation:class="outline">
          <draw:text-box>
            <text:p>なぜ、電子がこのような軌道を構成するのか？</text:p>
            <text:list text:style-name="L2">
              <text:list-item>
                <text:p>量子力学による説明を待たなくてはならない</text:p>
                <text:list>
                  <text:list-item>
                    <text:p>パウリの排他原理</text:p>
                  </text:list-item>
                  <text:list-item>
                    <text:p>波動関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3200000021403ECF85D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" style:display-name="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_3f_" style:display-name="?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" style:display-name="???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1" style:display-name="??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2" style:display-name="??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7e_LT_7e_Gliederung_20_1" style:display-name="??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7e_LT_7e_Gliederung_20_3" style:display-name="??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7e_LT_7e_Gliederung_20_4" style:display-name="??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5" style:display-name="??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6" style:display-name="??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7" style:display-name="??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8" style:display-name="??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9" style:display-name="??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Titel" style:display-name="??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graphic">
      <style:paragraph-properties style:text-autospace="none"/>
      <style:text-properties style:letter-kerning="true"/>
    </style:style>
    <style:style style:name="_3f__3f__7e_LT_7e_Hintergrund" style:display-name="??~LT~Hintergrund" style:family="graphic">
      <style:paragraph-properties style:text-autospace="none"/>
      <style:text-properties style:letter-kerning="true"/>
    </style:style>
    <style:style style:name="_3f__3f__3f__3f__3f__3f__20_1" style:display-name="??????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3f__3f__3f__3f__20_2" style:display-name="??????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3f__3f__3f__3f__20_3" style:display-name="??????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3f__3f__20_4" style:display-name="??????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5" style:display-name="??????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6" style:display-name="??????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7" style:display-name="??????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8" style:display-name="??????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9" style:display-name="??????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ヒラギノ明朝 ProN W3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9T13:31:52</meta:creation-date>
    <dc:date>2013-10-29T15:49:25</dc:date>
    <meta:editing-duration>PT32M52S</meta:editing-duration>
    <meta:editing-cycles>15</meta:editing-cycles>
    <meta:generator>LibreOffice/4.0.5.2$MacOSX_x86 LibreOffice_project/5464147a081647a250913f19c0715bca595af2f</meta:generator>
    <meta:document-statistic meta:object-count="45"/>
  </office:meta>
</office:document-meta>
</file>